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justify" style:justify-single-word="false"/>
    </style:style>
    <style:style style:name="T1" style:family="text">
      <style:text-properties style:text-position="super 58%"/>
    </style:style>
    <style:style style:name="T2" style:family="text">
      <style:text-properties style:text-position="super 58%" fo:font-size="10pt" style:font-size-asian="10pt" style:font-size-complex="10pt"/>
    </style:style>
    <style:style style:name="T3" style:family="text">
      <style:text-properties style:text-position="super 58%" style:font-name="Times New Roman" fo:font-size="10pt" style:font-size-asian="10pt" style:font-size-complex="10pt"/>
    </style:style>
    <style:style style:name="T4" style:family="text">
      <style:text-properties style:text-position="0% 100%"/>
    </style:style>
    <style:style style:name="T5" style:family="text">
      <style:text-properties style:text-position="0% 100%" fo:font-size="10pt" style:font-size-asian="10pt" style:font-size-complex="10pt"/>
    </style:style>
    <style:style style:name="T6" style:family="text">
      <style:text-properties style:text-position="0% 100%" style:font-name="Times New Roman"/>
    </style:style>
    <style:style style:name="T7" style:family="text">
      <style:text-properties style:text-position="0% 100%" style:font-name="Times New Roman" fo:font-size="10pt" style:font-size-asian="10pt" style:font-size-complex="10pt"/>
    </style:style>
    <style:style style:name="T8" style:family="text">
      <style:text-properties fo:font-size="12pt" style:text-underline-style="solid" style:text-underline-width="auto" style:text-underline-color="font-color" style:font-size-asian="10.5pt" style:font-size-complex="12pt"/>
    </style:style>
    <style:style style:name="T9" style:family="text">
      <style:text-properties fo:font-size="10pt" style:font-size-asian="10pt" style:font-size-complex="10pt"/>
    </style:style>
    <style:style style:name="T10" style:family="text">
      <style:text-properties style:font-name="Times New Roman"/>
    </style:style>
    <style:style style:name="T11" style:family="text">
      <style:text-properties style:font-name="Times New Roman"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8">R</text:span></text:span><text:span text:style-name="Source_20_Text"><text:span text:style-name="T10">ELATÓRIO</text:span></text:span></text:p>
      <text:p text:style-name="Standard"><text:span text:style-name="Source_20_Text"><text:span text:style-name="T10"/></text:span></text:p>
      <text:p text:style-name="P2"><text:span text:style-name="Source_20_Text"><text:span text:style-name="T11"><text:s text:c="5"/>Para atender à exigência de que, em uma rodada, todos os nodos testem os logN clusters, utilizamos, primeiramente, de um loop que fará ceil(logN) vezes agendamento de eventos teste para cada nodo, ou seja, um evento teste de cada nodo para cada cluster. Sendo assim, em uma rodada, todos os nodos executarão todos os testes com s = 1, depois com s = 2 e assim por diante até s = ceil(logN). No evento repair também se faz necessário esse loop mencionado. </text:span></text:span></text:p>
      <text:p text:style-name="P2"><text:span text:style-name="Source_20_Text"><text:span text:style-name="T11"/></text:span></text:p>
      <text:p text:style-name="P2"><text:span text:style-name="Source_20_Text"><text:span text:style-name="T11"><text:s text:c="5"/>Os testes são feitos da seguinte forma:</text:span></text:span></text:p>
      <text:p text:style-name="P2"><text:span text:style-name="Source_20_Text"><text:span text:style-name="T11"><text:tab/>1 - executa a função C(i,s) para o token</text:span></text:span></text:p>
      <text:p text:style-name="P2"><text:span text:style-name="Source_20_Text"><text:span text:style-name="T11"><text:tab/>2 - para cada posição do vetor resultante da C(i,s), de s</text:span></text:span><text:span text:style-name="Source_20_Text"><text:span text:style-name="T3">n</text:span></text:span><text:span text:style-name="Source_20_Text"><text:span text:style-name="T7"> posições(nodos), executa-se novamente a função C(i,s)(vamos chamá-la de C2(i,s) para melhor compreender).</text:span></text:span></text:p>
      <text:p text:style-name="P2"><text:span text:style-name="Source_20_Text"><text:span text:style-name="T7"><text:tab/>3 - a partir da C2(i,s) do nodo 'x', o nodo token saberá se será necessário que ele teste o nodo 'x', ou não.</text:span></text:span></text:p>
      <text:p text:style-name="P2"><text:span text:style-name="Source_20_Text"><text:span text:style-name="T7"/></text:span></text:p>
      <text:p text:style-name="P2"><text:span text:style-name="Source_20_Text"><text:span text:style-name="T11"><text:s text:c="5"/>Como dito acima, a partir da C2(i,s) do nodo 'x', o nodo token descobre se ele testará o nodo 'x'. Esse processo ocorre da seguinte forma:</text:span></text:span></text:p>
      <text:p text:style-name="P2"><text:span text:style-name="Source_20_Text"><text:span text:style-name="T7"><text:tab/>Para cada posição(nodo) desse vetor resultante da C2(i,s), verifica se tal nodo não está falho, caso não esteja, então esse nodo é que testará o nodo 'x' (no pior caso, esse vetor será percorrido até o final, em que, com certeza, o nodo token não estará falho). Se esse nodo for o nodo token, então teste ele, do contrário, apenas siga para o próximo nodo da C(i,s). </text:span></text:span></text:p>
      <text:p text:style-name="P2"><text:span text:style-name="Source_20_Text"><text:span text:style-name="T7"/></text:span></text:p>
      <text:p text:style-name="P2"><text:span text:style-name="Source_20_Text"><text:span text:style-name="T7"><text:s text:c="5"/>Esse processo se repete até que todos os nodos resultantes da C(i,s) do token sejam verificados (a ordem com que esses nodos são verificados é importante, logo o passo 2 é executado primeiramente sobre o nodo dito na primeira posição do vetor, depois sobre a segunda, e assim sucessivamente. Usa-se essa mesma abordagem para o vetor resultante da C2(i,s), uma vez que a ordem também é importante).</text:span></text:span></text:p>
      <text:p text:style-name="P2"><text:span text:style-name="Source_20_Text"><text:span text:style-name="T7"/></text:span></text:p>
      <text:p text:style-name="P2"><text:span text:style-name="Source_20_Text"><text:span text:style-name="T7"><text:s text:c="5"/>Quando o nodo token testa um nodo, ele verifica se o estado daquele nodo é diferente do estado que ele tem registrado sobre o mesmo. No caso de ser diferente, ele incrimenta o timestamp do nodo em um; do contrário, não altera o timestamp (ocorre uma exceção quando o timestamp sobre o nodo é -1, ou seja, ainda não foi testado nenhuma vez; nesse caso, se o nodo testado estiver falho, o timestamp é colocado como '1', do contrário '0').</text:span></text:span></text:p>
      <text:p text:style-name="P2"><text:span text:style-name="Source_20_Text"><text:span text:style-name="T7">No caso do nodo testado não estar falho, então atualize o timestamp do nodo token com o timestamp do nodo testado, nos casos em que o do token for menor do que o do testado.</text:span></text:span><text:span text:style-name="Source_20_Text"><text:span text:style-name="T6">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ource_20_Text" style:display-name="Source Text"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9T00:26:06</meta:creation-date>
    <dc:date>2013-02-19T01:21:22</dc:date>
    <meta:editing-duration>PT6M35S</meta:editing-duration>
    <meta:editing-cycles>1</meta:editing-cycles>
    <meta:document-statistic meta:table-count="0" meta:image-count="0" meta:object-count="0" meta:page-count="1" meta:paragraph-count="11" meta:word-count="422" meta:character-count="2357" meta:non-whitespace-character-count="1914"/>
    <meta:generator>LibreOffice/3.5$Linux_x86 LibreOffice_project/350m1$Build-2</meta:generator>
  </office:meta>
</office:document-meta>
</file>